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language="ru" fo:country="RU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2" draw:text-style-name="P12" svg:width="1.502cm" svg:height="0.5cm" svg:x="2.427cm" svg:y="8.105cm" draw:control="control2"/>
      <draw:control text:anchor-type="page" text:anchor-page-number="1" draw:z-index="3" draw:style-name="gr2" draw:text-style-name="P12" svg:width="1.001cm" svg:height="0.5cm" svg:x="2.727cm" svg:y="9.957cm" draw:control="control3"/>
      <draw:control text:anchor-type="page" text:anchor-page-number="1" draw:z-index="4" draw:style-name="gr2" draw:text-style-name="P12" svg:width="1.502cm" svg:height="0.5cm" svg:x="13.746cm" svg:y="9.994cm" draw:control="control4"/>
      <draw:control text:anchor-type="page" text:anchor-page-number="1" draw:z-index="5" draw:style-name="gr3" draw:text-style-name="P12" svg:width="1.001cm" svg:height="0.5cm" svg:x="2.861cm" svg:y="9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10" text:outline-level="1">ПРОТОКОЛ</text:h>
      <text:p text:style-name="P7"><text:span text:style-name="T5">рентгенографического обследования</text:span></text:p>
      <text:p text:style-name="P7"><text:span text:style-name="T5">органов грудной клетки</text:span></text:p>
      <text:p text:style-name="P3"><draw:control text:anchor-type="paragraph" draw:z-index="6" draw:style-name="gr1" draw:text-style-name="P13" svg:width="7.607cm" svg:height="0.742cm" svg:x="2.11cm" svg:y="0.185cm" draw:control="control6"/></text:p>
      <text:p text:style-name="P3"/>
      <text:p text:style-name="Standard"><draw:control text:anchor-type="paragraph" draw:z-index="7" draw:style-name="gr1" draw:text-style-name="P13" svg:width="3.32cm" svg:height="0.784cm" svg:x="2.11cm" svg:y="0.051cm" draw:control="control7"/></text:p>
      <text:p text:style-name="Standard"><draw:control text:anchor-type="paragraph" draw:z-index="8" draw:style-name="gr1" draw:text-style-name="P13" svg:width="9.3cm" svg:height="0.802cm" svg:x="2.11cm" svg:y="0.482cm" draw:control="control8"/></text:p>
      <text:p text:style-name="P3"><draw:control text:anchor-type="paragraph" draw:z-index="9" draw:style-name="gr1" draw:text-style-name="P13" svg:width="3.118cm" svg:height="0.795cm" svg:x="13.474cm" svg:y="0.037cm" draw:control="control9"/></text:p>
      <text:p text:style-name="P5"/>
      <text:p text:style-name="P5"><text:span text:style-name="T3"/></text:p>
      <text:p text:style-name="P5"><text:span text:style-name="T3">Заключение</text:span><text:span text:style-name="T2">:</text:span></text:p>
      <text:p text:style-name="P3"/>
      <text:p text:style-name="P3"><draw:control text:anchor-type="paragraph" draw:z-index="1" draw:style-name="gr1" draw:text-style-name="P11" svg:width="15.699cm" svg:height="8.185cm" svg:x="0.596cm" svg:y="0.46cm" draw:control="control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9-06T15:51:36.18</dc:date>
    <dc:creator>Dmitry Derenok</dc:creator>
    <meta:editing-duration>PT11H08M33S</meta:editing-duration>
    <meta:editing-cycles>26</meta:editing-cycles>
    <meta:generator>OpenOffice.org/3.2$Win32 OpenOffice.org_project/320m12$Build-9483</meta:generator>
    <meta:document-statistic meta:table-count="1" meta:image-count="1" meta:object-count="0" meta:page-count="1" meta:paragraph-count="8" meta:word-count="30" meta:character-count="258"/>
  </office:meta>
</office:document-meta>
</file>